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ack Eyed Peas and Corn Soup</text:p>
      <text:p text:style-name="P2"/>
      <text:p text:style-name="P2">3 c black-eyed peas</text:p>
      <text:p text:style-name="P2">12 c water</text:p>
      <text:p text:style-name="P2">3 t salt</text:p>
      <text:p text:style-name="P2">2 T olive oil</text:p>
      <text:p text:style-name="P2">1 onion, chopped</text:p>
      <text:p text:style-name="P2">1 green pepper, chopped</text:p>
      <text:p text:style-name="P2">1 can (15oz) diced tomatoes</text:p>
      <text:p text:style-name="P2">1 small can (8oz) tomato sauce</text:p>
      <text:p text:style-name="P2">2 T honey</text:p>
      <text:p text:style-name="P2">1 can (15oz) corn</text:p>
      <text:p text:style-name="P2"/>
      <text:p text:style-name="P2">In a soup pot combine black-eyed peas, water and salt. Bring to a boil and simmer for about 1 ½</text:p>
      <text:p text:style-name="P2">hours. After the beans begin to simmer sauté the onion and the green pepper in a frying pan. Add</text:p>
      <text:p text:style-name="P2">this to the simmering beans. After the beans finish cooking add the remaining ingredients. Simmer</text:p>
      <text:p text:style-name="P2">a few more minutes to blend flavor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34:59.69</dc:date>
    <dc:creator>Crystal Miller</dc:creator>
    <meta:editing-duration>PT4M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06" meta:character-count="525"/>
  </office:meta>
</office:document-meta>
</file>